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2b7527"/>
    </style:style>
    <style:style style:name="P12" style:family="paragraph" style:parent-style-name="Text_20_body">
      <style:text-properties officeooo:paragraph-rsid="002c3b91"/>
    </style:style>
    <style:style style:name="P13" style:family="paragraph" style:parent-style-name="Heading_20_1">
      <style:text-properties fo:language="de" fo:country="DE"/>
    </style:style>
    <style:style style:name="P14" style:family="paragraph" style:parent-style-name="Heading_20_1">
      <style:text-properties fo:language="de" fo:country="DE" officeooo:paragraph-rsid="00249967"/>
    </style:style>
    <style:style style:name="P15" style:family="paragraph" style:parent-style-name="Text_20_body">
      <style:text-properties officeooo:rsid="002c7adc" officeooo:paragraph-rsid="002c7adc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LibreOffice-Dokument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3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doppelseitige Bruteforce-Methode überlegt, welche durch Ausprobieren die kürzeste Lösung für jedes Auto findet.</text:p>
      <text:h text:style-name="P13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</text:p>
      <text:p text:style-name="Text_20_body">Dabei dient uns ein Array für die Abspeicherung der aus zuparkenden Wagen und das andere für die Abspeicherung der Querstehenden.</text:p>
      <text:p text:style-name="Text_20_body">Im Array mit den Querstehenden Wagen werden leere Plätze mit null und besetzte Plätze mit dem jeweiligen Buchstaben des Wagens angegeben.</text:p>
      <text:p text:style-name="P11">Die Basis des Programms ist die Methode „Autos Ausparken“. Diese ruft für alle aus zuparkenden Autos die „selectShorterPath“-Methode, gefolgt von der „reset<text:span text:style-name="T10">Parallel</text:span>Cars“-Methode auf und schreibt zuletzt das Ergebnis in der Konsole aus. Bevor die <text:span text:style-name="T5">A</text:span>usführung startet, wird überprüft zu welchem Grad der Parkplatz überhaupt lösbar ist.</text:p>
      <text:p text:style-name="P11"><text:span text:style-name="T9">Die „reset</text:span><text:span text:style-name="T10">Parallel</text:span><text:span text:style-name="T9">Cars“-Methode, wie der </text:span><text:span text:style-name="T10">N</text:span><text:span text:style-name="T9">ame schon sagt, resettet die querstehen</text:span><text:span text:style-name="T10">den</text:span><text:span text:style-name="T9"> Autos. Sie löscht alle Werte des Arrays für die querstehenden Autos, und füllt sie anschließend wieder mit den Werten aus der Text-datei.</text:span></text:p>
      <text:p text:style-name="P12">Die „selectShorterPath- Methode <text:span text:style-name="T9">ist für</text:span> <text:span text:style-name="T2">überprüft zuerst, ob <text:s/>hinter dem aus zuparkenden Auto </text:span><text:span text:style-name="T7">ein </text:span><text:span text:style-name="T9">querstehendes</text:span><text:span text:style-name="T7"> steht, was das ausparken verhindern würde. Falls es kein </text:span><text:span text:style-name="T9">querstehendes A</text:span><text:span text:style-name="T7">uto gibt, kann problemlos aus geparkt werden. Gibt es jedoch eine Blockade wird versucht das Auto in beide Richtungen so weit zu verschieben, dass das Auto </text:span><text:span text:style-name="T8">ausparken kann. </text:span><text:span text:style-name="T10">Danach wird entschieden, welche Richtung weniger Züge benutzt hat.</text:span></text:p>
      <text:p text:style-name="P15">Für die Verschiebung der querstehenden Autos ist die Methode „moveParallelCar“ zuständig. Zuerst wird getestet, ob das Auto welches versch<text:span text:style-name="T11">oben werden soll</text:span> von einem <text:span text:style-name="T11">anderen blockiert oder der Wand blockiert wird. </text:span><text:span text:style-name="T13">Falls es keine Blockade gibt</text:span><text:span text:style-name="T12"> kann das Auto einfach </text:span><text:span text:style-name="T13">verschoben werden. </text:span><text:span text:style-name="T14">Existiert eine Blockade, wird mittels rekursion</text:span></text:p>
      <text:h text:style-name="P14" text:outline-level="1"><text:bookmark-start text:name="__RefHeading___Toc2236_4178761632"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13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LibreOffice-Dokument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2</text:page-number>/<text:page-count>2</text:page-count></text:p>
      </style:footer>
      <style:footer-first>
        <text:p text:style-name="MP2"><text:tab/><text:page-number text:select-page="current">1</text:page-number>/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4H8M32S</meta:editing-duration>
    <meta:editing-cycles>6</meta:editing-cycles>
    <meta:generator>LibreOffice/7.2.1.2$Windows_X86_64 LibreOffice_project/87b77fad49947c1441b67c559c339af8f3517e22</meta:generator>
    <dc:date>2021-10-28T08:05:19.700000000</dc:date>
    <meta:document-statistic meta:table-count="0" meta:image-count="0" meta:object-count="0" meta:page-count="2" meta:paragraph-count="35" meta:word-count="488" meta:character-count="3537" meta:non-whitespace-character-count="3078"/>
  </office:meta>
</office:document-meta>
</file>